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346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972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SL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_LIMIT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_LIMIT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number-columns-repeated="2" table:style-name="Default" office:value-type="float" office:value="-54.1189202263408" calcext:value-type="float">
            <text:p>-54.11892022634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.763358778626" calcext:value-type="float">
            <text:p>50.7633587786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8.8856194500762" calcext:value-type="float">
            <text:p>48.88561945007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2296564195298" calcext:value-type="float">
            <text:p>41.22965641952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-4.03543942514258" calcext:value-type="float">
            <text:p>-4.035439425142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2603978300181" calcext:value-type="float">
            <text:p>52.260397830018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9.5392740613654" calcext:value-type="float">
            <text:p>9.53927406136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7430167597765" calcext:value-type="float">
            <text:p>48.743016759776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45.0750539670186" calcext:value-type="float">
            <text:p>45.0750539670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95660036166" calcext:value-type="float">
            <text:p>52.07956600361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36.4993829928291" calcext:value-type="float">
            <text:p>36.49938299282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671532846715" calcext:value-type="float">
            <text:p>53.46715328467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number-columns-repeated="2" table:style-name="Default" office:value-type="float" office:value="-165.9950379245" calcext:value-type="float">
            <text:p>-165.9950379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0.6779661016949" calcext:value-type="float">
            <text:p>40.677966101694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52.0715463659201" calcext:value-type="float">
            <text:p>52.07154636592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3996383363472" calcext:value-type="float">
            <text:p>43.399638336347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-12.8638380850646" calcext:value-type="float">
            <text:p>-12.863838085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412296564195" calcext:value-type="float">
            <text:p>52.44122965641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2.8179234134907" calcext:value-type="float">
            <text:p>12.81792341349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7070524412296" calcext:value-type="float">
            <text:p>53.70705244122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12.3126647491501" calcext:value-type="float">
            <text:p>12.31266474915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5581395348837" calcext:value-type="float">
            <text:p>52.55813953488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45.0750539670186" calcext:value-type="float">
            <text:p>45.0750539670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95660036166" calcext:value-type="float">
            <text:p>52.07956600361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number-columns-repeated="2" table:style-name="Default" office:value-type="float" office:value="-213.420548703623" calcext:value-type="float">
            <text:p>-213.4205487036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2692307692308" calcext:value-type="float">
            <text:p>43.269230769230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38.9978456680718" calcext:value-type="float">
            <text:p>38.99784566807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4737793851718" calcext:value-type="float">
            <text:p>46.473779385171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13.1488084259052" calcext:value-type="float">
            <text:p>13.14880842590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7070524412296" calcext:value-type="float">
            <text:p>53.70705244122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2.7961020209588" calcext:value-type="float">
            <text:p>12.79610202095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5262206148282" calcext:value-type="float">
            <text:p>53.526220614828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45.0750539670186" calcext:value-type="float">
            <text:p>45.0750539670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95660036166" calcext:value-type="float">
            <text:p>52.07956600361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92.6891146746001" calcext:value-type="float">
            <text:p>92.68911467460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1903114186851" calcext:value-type="float">
            <text:p>55.19031141868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number-columns-repeated="2" table:style-name="Default" office:value-type="float" office:value="-626.45420807793" calcext:value-type="float">
            <text:p>-626.454208077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0.8943089430894" calcext:value-type="float">
            <text:p>30.89430894308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40.7256720183184" calcext:value-type="float">
            <text:p>40.72567201831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9.9095840867993" calcext:value-type="float">
            <text:p>49.90958408679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12.1360525165993" calcext:value-type="float">
            <text:p>12.13605251659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7070524412296" calcext:value-type="float">
            <text:p>53.70705244122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7.5881499571112" calcext:value-type="float">
            <text:p>17.5881499571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8878842676311" calcext:value-type="float">
            <text:p>53.88788426763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number-columns-repeated="2" table:style-name="Default" office:value-type="float" office:value="34.5276524860247" calcext:value-type="float">
            <text:p>34.52765248602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632034632035" calcext:value-type="float">
            <text:p>53.463203463203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88.7861988903574" calcext:value-type="float">
            <text:p>88.78619889035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5655058043118" calcext:value-type="float">
            <text:p>53.56550580431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number-columns-repeated="2" table:style-name="Default" office:value-type="float" office:value="-951.524588474201" calcext:value-type="float">
            <text:p>-951.5245884742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4.6240601503759" calcext:value-type="float">
            <text:p>24.62406015037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45.0750539670186" calcext:value-type="float">
            <text:p>45.0750539670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95660036166" calcext:value-type="float">
            <text:p>52.07956600361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-7.05135324791613" calcext:value-type="float">
            <text:p>-7.051353247916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412296564195" calcext:value-type="float">
            <text:p>52.44122965641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20.6409055768921" calcext:value-type="float">
            <text:p>20.64090557689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3453887884268" calcext:value-type="float">
            <text:p>53.345388788426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36.7159488693673" calcext:value-type="float">
            <text:p>36.71594886936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6178010471204" calcext:value-type="float">
            <text:p>52.617801047120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23.5835129810356" calcext:value-type="float">
            <text:p>23.58351298103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2386980108499" calcext:value-type="float">
            <text:p>56.238698010849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1.2488921595668" calcext:value-type="float">
            <text:p>11.24889215956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8585209003215" calcext:value-type="float">
            <text:p>53.85852090032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number-columns-repeated="2" table:style-name="Default" office:value-type="float" office:value="-770.076924168652" calcext:value-type="float">
            <text:p>-770.0769241686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6.4729458917836" calcext:value-type="float">
            <text:p>36.472945891783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8.9312655505994" calcext:value-type="float">
            <text:p>18.93126555059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8028933092224" calcext:value-type="float">
            <text:p>52.80289330922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71.6632078255347" calcext:value-type="float">
            <text:p>71.66320782553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6603773584906" calcext:value-type="float">
            <text:p>55.660377358490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21.8533007384046" calcext:value-type="float">
            <text:p>21.85330073840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1428571428571" calcext:value-type="float">
            <text:p>57.142857142857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47.066041094265" calcext:value-type="float">
            <text:p>47.0660410942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6585365853659" calcext:value-type="float">
            <text:p>53.65853658536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number-columns-repeated="2" table:style-name="Default" office:value-type="float" office:value="-471.40926106655" calcext:value-type="float">
            <text:p>-471.409261066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8368298368298" calcext:value-type="float">
            <text:p>29.83682983682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9.09259347741417" calcext:value-type="float">
            <text:p>9.092593477414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9728752260398" calcext:value-type="float">
            <text:p>54.97287522603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8.55683382000367" calcext:value-type="float">
            <text:p>8.556833820003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4303797468354" calcext:value-type="float">
            <text:p>54.43037974683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38.9162666850819" calcext:value-type="float">
            <text:p>38.91626668508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7070524412296" calcext:value-type="float">
            <text:p>53.70705244122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76.206871596629" calcext:value-type="float">
            <text:p>76.2068715966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2105263157895" calcext:value-type="float">
            <text:p>59.21052631578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4.41019363895403" calcext:value-type="float">
            <text:p>4.410193638954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1428571428571" calcext:value-type="float">
            <text:p>57.142857142857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number-columns-repeated="2" table:style-name="Default" office:value-type="float" office:value="-565.473905881348" calcext:value-type="float">
            <text:p>-565.4739058813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0.6542056074766" calcext:value-type="float">
            <text:p>30.65420560747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8.94961945399927" calcext:value-type="float">
            <text:p>8.949619453999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6962025316456" calcext:value-type="float">
            <text:p>55.696202531645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48.4195059928505" calcext:value-type="float">
            <text:p>48.41950599285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345388788427" calcext:value-type="float">
            <text:p>55.33453887884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32.5408191920765" calcext:value-type="float">
            <text:p>32.54081919207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5262206148282" calcext:value-type="float">
            <text:p>53.526220614828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93.8396908886479" calcext:value-type="float">
            <text:p>93.83969088864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448979591837" calcext:value-type="float">
            <text:p>62.24489795918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-17.1551143508906" calcext:value-type="float">
            <text:p>-17.15511435089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number-columns-repeated="2" table:style-name="Default" office:value-type="float" office:value="-729.742412640898" calcext:value-type="float">
            <text:p>-729.7424126408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038854805726" calcext:value-type="float">
            <text:p>29.0388548057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-4.18332629935167" calcext:value-type="float">
            <text:p>-4.183326299351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0578661844485" calcext:value-type="float">
            <text:p>56.05786618444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number-columns-repeated="2" table:style-name="Default" office:value-type="float" office:value="34.0868685552061" calcext:value-type="float">
            <text:p>34.08686855520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345388788427" calcext:value-type="float">
            <text:p>55.33453887884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1.3380662020042" calcext:value-type="float">
            <text:p>51.33806620200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8878842676311" calcext:value-type="float">
            <text:p>53.88788426763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62.3662337308097" calcext:value-type="float">
            <text:p>62.36623373080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377622377622" calcext:value-type="float">
            <text:p>62.23776223776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-23.7027895325373" calcext:value-type="float">
            <text:p>-23.70278953253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number-columns-repeated="2" table:style-name="Default" office:value-type="float" office:value="143.43856946822" calcext:value-type="float">
            <text:p>143.438569468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9793459552496" calcext:value-type="float">
            <text:p>51.97934595524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2.40746424557948" calcext:value-type="float">
            <text:p>2.407464245579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4195298372514" calcext:value-type="float">
            <text:p>56.419529837251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-15.8521944229391" calcext:value-type="float">
            <text:p>-15.85219442293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345388788427" calcext:value-type="float">
            <text:p>55.33453887884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45.4461439957523" calcext:value-type="float">
            <text:p>45.44614399575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2603978300181" calcext:value-type="float">
            <text:p>52.260397830018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53.9493828016595" calcext:value-type="float">
            <text:p>53.94938280165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5.2777777777778" calcext:value-type="float">
            <text:p>65.27777777777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20.1778540719452" calcext:value-type="float">
            <text:p>-20.17785407194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number-columns-repeated="2" table:style-name="Default" office:value-type="float" office:value="-496.743850653357" calcext:value-type="float">
            <text:p>-496.7438506533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562091503268" calcext:value-type="float">
            <text:p>38.5620915032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-16.5604276691184" calcext:value-type="float">
            <text:p>-16.56042766911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0578661844485" calcext:value-type="float">
            <text:p>56.05786618444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13.1105659821271" calcext:value-type="float">
            <text:p>13.11056598212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8028933092224" calcext:value-type="float">
            <text:p>52.80289330922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1.8418405672616" calcext:value-type="float">
            <text:p>11.84184056726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5238095238095" calcext:value-type="float">
            <text:p>59.52380952380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-26.6899464283548" calcext:value-type="float">
            <text:p>-26.68994642835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number-columns-repeated="2" table:style-name="Default" office:value-type="float" office:value="-1817.1481746321" calcext:value-type="float">
            <text:p>-1817.14817463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1.1650485436893" calcext:value-type="float">
            <text:p>11.16504854368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-7.61910732268569" calcext:value-type="float">
            <text:p>-7.619107322685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7811934900543" calcext:value-type="float">
            <text:p>56.781193490054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43.7723702604372" calcext:value-type="float">
            <text:p>43.77237026043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9837251356239" calcext:value-type="float">
            <text:p>52.983725135623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-31.9124167942712" calcext:value-type="float">
            <text:p>-31.91241679427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number-columns-repeated="2" table:style-name="Default" office:value-type="float" office:value="-1134.79654568622" calcext:value-type="float">
            <text:p>-1134.796545686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6.4478764478764" calcext:value-type="float">
            <text:p>26.44787644787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-32.5613300887284" calcext:value-type="float">
            <text:p>-32.56133008872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6003616636528" calcext:value-type="float">
            <text:p>56.600361663652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8.7123451931305" calcext:value-type="float">
            <text:p>18.71234519313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1645569620253" calcext:value-type="float">
            <text:p>53.16455696202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number-columns-repeated="2" table:style-name="Default" office:value-type="float" office:value="-404.852817680531" calcext:value-type="float">
            <text:p>-404.8528176805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7.037037037037" calcext:value-type="float">
            <text:p>37.0370370370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office:value-type="float" office:value="240" calcext:value-type="float">
            <text:p>240</text:p>
          </table:table-cell>
          <table:table-cell table:number-columns-repeated="2" table:style-name="Default" office:value-type="float" office:value="5.92626586533726" calcext:value-type="float">
            <text:p>5.926265865337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9837251356239" calcext:value-type="float">
            <text:p>52.98372513562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number-columns-repeated="2" table:style-name="Default" office:value-type="float" office:value="-259.134154201447" calcext:value-type="float">
            <text:p>-259.1341542014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5518590998043" calcext:value-type="float">
            <text:p>38.55185909980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360" calcext:value-type="float">
            <text:p>360</text:p>
          </table:table-cell>
          <table:table-cell table:number-columns-repeated="2" table:style-name="Default" office:value-type="float" office:value="-47.6140081771902" calcext:value-type="float">
            <text:p>-47.61400817719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2820976491863" calcext:value-type="float">
            <text:p>48.28209764918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number-columns-repeated="2" table:style-name="Default" office:value-type="float" office:value="-84.3151330867888" calcext:value-type="float">
            <text:p>-84.31513308678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389199255121" calcext:value-type="float">
            <text:p>43.3891992551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number-columns-repeated="2" table:style-name="Default" office:value-type="float" office:value="-290.738664987575" calcext:value-type="float">
            <text:p>-290.7386649875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0.4135338345865" calcext:value-type="float">
            <text:p>40.41353383458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number-columns-repeated="2" table:style-name="Default" office:value-type="float" office:value="-23.9383084104822" calcext:value-type="float">
            <text:p>-23.93830841048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397976391231" calcext:value-type="float">
            <text:p>48.3979763912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number-columns-repeated="2" table:style-name="Default" office:value-type="float" office:value="-202.845498732297" calcext:value-type="float">
            <text:p>-202.8454987322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5.0561797752809" calcext:value-type="float">
            <text:p>35.05617977528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number-columns-repeated="2" table:style-name="Default" office:value-type="float" office:value="-240.907505200362" calcext:value-type="float">
            <text:p>-240.9075052003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1535269709544" calcext:value-type="float">
            <text:p>43.15352697095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number-columns-repeated="2" table:style-name="Default" office:value-type="float" office:value="-891.538860447084" calcext:value-type="float">
            <text:p>-891.5388604470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0.6201550387597" calcext:value-type="float">
            <text:p>30.62015503875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number-columns-repeated="2" table:style-name="Default" office:value-type="float" office:value="-140.457355558397" calcext:value-type="float">
            <text:p>-140.4573555583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1957773512476" calcext:value-type="float">
            <text:p>38.19577735124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number-columns-repeated="2" table:style-name="Default" office:value-type="float" office:value="-969.748733654564" calcext:value-type="float">
            <text:p>-969.7487336545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6.8482490272374" calcext:value-type="float">
            <text:p>26.84824902723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3:25:41.522000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6-03T13:28:06.533099537</dc:date>
    <meta:editing-duration>PT6H9M11S</meta:editing-duration>
    <meta:editing-cycles>21</meta:editing-cycles>
    <meta:generator>LibreOffice/6.4.7.2$Linux_X86_64 LibreOffice_project/40$Build-2</meta:generator>
    <meta:document-statistic meta:table-count="1" meta:cell-count="686" meta:object-count="0"/>
  </office:meta>
</office:document-meta>
</file>